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fo:language="en" fo:country="US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 fo:language="en" fo:country="US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 fo:language="en" fo:country="US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 fo:language="en" fo:country="US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 fo:language="en" fo:country="US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 fo:language="en" fo:country="US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 fo:language="en" fo:country="US"/>
    </style:style>
    <style:style style:name="TableCell57" style:family="table-cell">
      <style:table-cell-properties fo:border="0.0069in solid #BFBFBF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alibri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-complex="Calibri" fo:language="en" fo:country="US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alibri"/>
    </style:style>
    <style:style style:name="TableCell6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complex="Calibri"/>
    </style:style>
    <style:style style:name="TableRow68" style:family="table-row">
      <style:table-row-properties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71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ableCell72" style:family="table-cell">
      <style:table-cell-properties fo:border="0.0069in solid #BFBFBF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-complex="Calibri"/>
    </style:style>
    <style:style style:name="TableCell7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-complex="Calibri"/>
    </style:style>
    <style:style style:name="TableRow76" style:family="table-row">
      <style:table-row-properties/>
    </style:style>
    <style:style style:name="TableCell7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79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-complex="Calibri"/>
    </style:style>
    <style:style style:name="TableCell8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-complex="Calibri"/>
    </style:style>
    <style:style style:name="TableRow84" style:family="table-row">
      <style:table-row-properties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87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ableCell88" style:family="table-cell">
      <style:table-cell-properties fo:border="0.0069in solid #BFBFBF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-complex="Calibri"/>
    </style:style>
    <style:style style:name="TableCell9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-complex="Calibri"/>
    </style:style>
    <style:style style:name="TableRow92" style:family="table-row">
      <style:table-row-properties/>
    </style:style>
    <style:style style:name="TableCell9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95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ableCell96" style:family="table-cell">
      <style:table-cell-properties fo:border="0.0069in solid #BFBFBF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-complex="Calibri"/>
    </style:style>
    <style:style style:name="TableCell9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-complex="Calibri"/>
    </style:style>
    <style:style style:name="TableRow100" style:family="table-row">
      <style:table-row-properties/>
    </style:style>
    <style:style style:name="TableCell10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 fo:language="en" fo:country="US"/>
    </style:style>
    <style:style style:name="TableCell103" style:family="table-cell">
      <style:table-cell-properties fo:border="0.0069in solid #BFBFBF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-complex="Calibri"/>
    </style:style>
    <style:style style:name="TableCell10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Liste der Autoren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Liste der Autoren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LinkCreate</text:p>
          </table:table-cell>
          <table:table-cell table:style-name="TableCell36">
            <text:p text:style-name="P37">Neuen Autor hinzufügen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State</text:p>
          </table:table-cell>
          <table:table-cell table:style-name="TableCell43">
            <text:p text:style-name="P44">Status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Created</text:p>
          </table:table-cell>
          <table:table-cell table:style-name="TableCell50">
            <text:p text:style-name="P51">Erstellungsdatum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Name</text:p>
          </table:table-cell>
          <table:table-cell table:style-name="TableCell57">
            <text:p text:style-name="P58">Voller Name des Autors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Mail</text:p>
          </table:table-cell>
          <table:table-cell table:style-name="TableCell64">
            <text:p text:style-name="P65">Mail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<text:span text:style-name="T71">Role</text:span></text:p>
          </table:table-cell>
          <table:table-cell table:style-name="TableCell72">
            <text:p text:style-name="P73">Ist Administrator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<text:span text:style-name="T79">LinkEdit</text:span></text:p>
          </table:table-cell>
          <table:table-cell table:style-name="TableCell80">
            <text:p text:style-name="P81">Ändern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<text:span text:style-name="T87">LinkDetails</text:span></text:p>
          </table:table-cell>
          <table:table-cell table:style-name="TableCell88">
            <text:p text:style-name="P89">Details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<text:span text:style-name="T95">LinkDelete</text:span></text:p>
          </table:table-cell>
          <table:table-cell table:style-name="TableCell96">
            <text:p text:style-name="P97">Löschen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LinkPassword</text:p>
          </table:table-cell>
          <table:table-cell table:style-name="TableCell103">
            <text:p text:style-name="P104">Passwort ändern</text:p>
          </table:table-cell>
          <table:table-cell table:style-name="TableCell105">
            <text:p text:style-name="P10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9:00Z</meta:creation-date>
    <dc:date>2017-10-12T09:01:00Z</dc:date>
    <meta:template xlink:href="Normal.dotm" xlink:type="simple"/>
    <meta:editing-cycles>6</meta:editing-cycles>
    <meta:editing-duration>PT120S</meta:editing-duration>
    <meta:document-statistic meta:page-count="1" meta:paragraph-count="1" meta:word-count="47" meta:character-count="332" meta:row-count="2" meta:non-whitespace-character-count="286"/>
  </office:meta>
</office:document-meta>
</file>